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2.3646in"/>
    </style:style>
    <style:style style:name="co6" style:family="table-column">
      <style:table-column-properties fo:break-before="auto" style:column-width="3.7398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3.7717in"/>
    </style:style>
    <style:style style:name="co10" style:family="table-column">
      <style:table-column-properties fo:break-before="auto" style:column-width="4.5626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3b3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6633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cc"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cc99"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cc" fo:wrap-option="wrap" style:vertical-align="top"/>
      <style:text-properties fo:color="#333333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996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b3b3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6633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83ca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6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999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ec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99999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808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6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fo:background-color="#ffd32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d32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0084d1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e6e6e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966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cc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cc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83caff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cc99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e6e6ff"/>
    </style:style>
    <style:style style:name="ce47" style:family="table-cell" style:parent-style-name="Default" style:data-style-name="N0">
      <style:table-cell-properties fo:background-color="#e6e6ff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ackground-color="#83caff"/>
    </style:style>
    <style:style style:name="ce49" style:family="table-cell" style:parent-style-name="Default" style:data-style-name="N0">
      <style:table-cell-properties fo:background-color="#ffffcc"/>
    </style:style>
    <style:style style:name="ce50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0">
      <style:table-cell-properties fo:background-color="#ff00ff"/>
    </style:style>
    <style:style style:name="ce52" style:family="table-cell" style:parent-style-name="Default" style:data-style-name="N0">
      <style:table-cell-properties fo:background-color="#e6ff00"/>
    </style:style>
    <style:style style:name="ce53" style:family="table-cell" style:parent-style-name="Default" style:data-style-name="N0">
      <style:table-cell-properties fo:background-color="#9999ff"/>
    </style:style>
    <style:style style:name="ce54" style:family="table-cell" style:parent-style-name="Default" style:data-style-name="N0">
      <style:table-cell-properties fo:background-color="#aecf00"/>
    </style:style>
    <style:style style:name="ce55" style:family="table-cell" style:parent-style-name="Default" style:data-style-name="N0">
      <style:table-cell-properties fo:background-color="#ff950e"/>
    </style:style>
    <style:style style:name="ce56" style:family="table-cell" style:parent-style-name="Default" style:data-style-name="N0">
      <style:table-cell-properties fo:background-color="#999999"/>
    </style:style>
    <style:style style:name="ce57" style:family="table-cell" style:parent-style-name="Default" style:data-style-name="N0">
      <style:table-cell-properties fo:background-color="#ff8080"/>
    </style:style>
    <style:style style:name="ce58" style:family="table-cell" style:parent-style-name="Default" style:data-style-name="N0">
      <style:table-cell-properties fo:background-color="#ffff66"/>
    </style:style>
    <style:style style:name="ce59" style:family="table-cell" style:parent-style-name="Default" style:data-style-name="N0">
      <style:table-cell-properties fo:background-color="#00b8ff"/>
    </style:style>
    <style:style style:name="ce60" style:family="table-cell" style:parent-style-name="Default" style:data-style-name="N0">
      <style:table-cell-properties fo:background-color="#ffd320"/>
    </style:style>
    <style:style style:name="ce61" style:family="table-cell" style:parent-style-name="Default" style:data-style-name="N0">
      <style:table-cell-properties fo:background-color="#ffd320"/>
      <style:text-properties fo:color="#ff0000"/>
    </style:style>
    <style:style style:name="ce62" style:family="table-cell" style:parent-style-name="Default" style:data-style-name="N0">
      <style:table-cell-properties fo:background-color="#0084d1"/>
    </style:style>
    <style:style style:name="ce63" style:family="table-cell" style:parent-style-name="Default" style:data-style-name="N0">
      <style:table-cell-properties fo:background-color="#e6e6e6"/>
    </style:style>
    <style:style style:name="ce64" style:family="table-cell" style:parent-style-name="Default" style:data-style-name="N0">
      <style:table-cell-properties fo:background-color="#9966cc"/>
    </style:style>
    <style:style style:name="ce65" style:family="table-cell" style:parent-style-name="Default" style:data-style-name="N0">
      <style:table-cell-properties fo:background-color="#ccccff"/>
    </style:style>
    <style:style style:name="ce66" style:family="table-cell" style:parent-style-name="Default" style:data-style-name="N0">
      <style:table-cell-properties fo:background-color="#ffcc99"/>
    </style:style>
    <style:style style:name="ce67" style:family="table-cell" style:parent-style-name="Default" style:data-style-name="N0">
      <style:table-cell-properties fo:background-color="#83caff" style:text-align-source="fix" style:repeat-content="false"/>
      <style:paragraph-properties fo:text-align="justify" fo:margin-left="0in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0">
      <style:table-cell-properties fo:background-color="#ccffff"/>
    </style:style>
    <style:style style:name="ce70" style:family="table-cell" style:parent-style-name="Default" style:data-style-name="N0">
      <style:table-cell-properties fo:background-color="#ff9966"/>
    </style:style>
    <style:style style:name="ce71" style:family="table-cell" style:parent-style-name="Default" style:data-style-name="N0">
      <style:table-cell-properties fo:background-color="#00ffff"/>
    </style:style>
    <style:style style:name="ce72" style:family="table-cell" style:parent-style-name="Default" style:data-style-name="N0">
      <style:table-cell-properties fo:background-color="#b3b300"/>
    </style:style>
    <style:style style:name="ce73" style:family="table-cell" style:parent-style-name="Default" style:data-style-name="N0">
      <style:table-cell-properties fo:background-color="#ff6633"/>
    </style:style>
    <style:style style:name="ce74" style:family="table-cell" style:parent-style-name="Default" style:data-style-name="N0">
      <style:table-cell-properties fo:background-color="#0099ff"/>
    </style:style>
    <style:style style:name="ce75" style:family="table-cell" style:parent-style-name="Default" style:data-style-name="N0">
      <style:table-cell-properties fo:background-color="#99ccff"/>
    </style:style>
    <style:style style:name="ce76" style:family="table-cell" style:parent-style-name="Default" style:data-style-name="N0">
      <style:table-cell-properties fo:background-color="#ccffff" style:vertical-align="top"/>
    </style:style>
    <style:style style:name="ce77" style:family="table-cell" style:parent-style-name="Excel_20_Built-in_20_Normal_20_1" style:data-style-name="N10000">
      <style:table-cell-properties fo:background-color="#ff9966" fo:wrap-option="wrap" style:vertical-align="top"/>
      <style:text-properties style:font-name="Arial1" style:font-name-asian="Arial1" style:font-name-complex="Arial1"/>
    </style:style>
    <style:style style:name="ce78" style:family="table-cell" style:parent-style-name="Default" style:data-style-name="N0">
      <style:table-cell-properties fo:background-color="#ff6633" style:vertical-align="top"/>
    </style:style>
    <style:style style:name="ce79" style:family="table-cell" style:parent-style-name="Default" style:data-style-name="N0">
      <style:table-cell-properties fo:background-color="#83caff" style:vertical-align="top"/>
    </style:style>
    <style:style style:name="ce80" style:family="table-cell" style:parent-style-name="Default" style:data-style-name="N0">
      <style:table-cell-properties fo:background-color="#ffffcc" style:vertical-align="top"/>
    </style:style>
    <style:style style:name="ce81" style:family="table-cell" style:parent-style-name="Excel_20_Built-in_20_Normal" style:data-style-name="N10000">
      <style:table-cell-properties fo:background-color="#ff00ff" style:vertical-align="automatic"/>
      <style:text-properties style:font-name="Arial1" style:font-name-asian="Arial1" style:font-name-complex="Arial1"/>
    </style:style>
    <style:style style:name="ce82" style:family="table-cell" style:parent-style-name="Default" style:data-style-name="N0">
      <style:table-cell-properties fo:background-color="#ff00ff" style:vertical-align="top"/>
    </style:style>
    <style:style style:name="ce83" style:family="table-cell" style:parent-style-name="Default" style:data-style-name="N0">
      <style:table-cell-properties fo:background-color="#e6ff00" style:vertical-align="top"/>
    </style:style>
    <style:style style:name="ce84" style:family="table-cell" style:parent-style-name="Default" style:data-style-name="N0">
      <style:table-cell-properties fo:background-color="#9999ff"/>
      <style:text-properties fo:color="#ff0000"/>
    </style:style>
    <style:style style:name="ce85" style:family="table-cell" style:parent-style-name="Default" style:data-style-name="N0">
      <style:table-cell-properties fo:background-color="#9999ff" style:vertical-align="top"/>
      <style:text-properties fo:color="#ff0000"/>
    </style:style>
    <style:style style:name="ce86" style:family="table-cell" style:parent-style-name="Default" style:data-style-name="N0">
      <style:table-cell-properties fo:background-color="#aecf00" style:vertical-align="top"/>
    </style:style>
    <style:style style:name="ce87" style:family="table-cell" style:parent-style-name="Default" style:data-style-name="N0">
      <style:table-cell-properties fo:background-color="#ff9966" style:vertical-align="top"/>
    </style:style>
    <style:style style:name="ce88" style:family="table-cell" style:parent-style-name="Default" style:data-style-name="N0">
      <style:table-cell-properties fo:background-color="#ffff66" style:vertical-align="top"/>
    </style:style>
    <style:style style:name="ce89" style:family="table-cell" style:parent-style-name="Default" style:data-style-name="N0">
      <style:table-cell-properties fo:background-color="#00b8ff" style:vertical-align="top"/>
    </style:style>
    <style:style style:name="ce90" style:family="table-cell" style:parent-style-name="Default" style:data-style-name="N0">
      <style:table-cell-properties fo:background-color="#ff8080" style:vertical-align="top"/>
    </style:style>
    <style:style style:name="ce91" style:family="table-cell" style:parent-style-name="Default" style:data-style-name="N0">
      <style:table-cell-properties fo:background-color="#ffd320" style:vertical-align="top"/>
    </style:style>
    <style:style style:name="ce92" style:family="table-cell" style:parent-style-name="Default" style:data-style-name="N0">
      <style:table-cell-properties fo:background-color="#ffd320" fo:wrap-option="wrap" style:vertical-align="top"/>
    </style:style>
    <style:style style:name="ce93" style:family="table-cell" style:parent-style-name="Excel_20_Built-in_20_Normal_20_1" style:data-style-name="N10000">
      <style:table-cell-properties fo:background-color="#ffd32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4" style:family="table-cell" style:parent-style-name="Excel_20_Built-in_20_Normal" style:data-style-name="N10000">
      <style:table-cell-properties fo:background-color="#ffd32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5" style:family="table-cell" style:parent-style-name="Excel_20_Built-in_20_Normal">
      <style:table-cell-properties fo:background-color="#ffd32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Excel_20_Built-in_20_Normal" style:data-style-name="N10000">
      <style:table-cell-properties fo:background-color="#ffd32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7" style:family="table-cell" style:parent-style-name="Default" style:data-style-name="N0">
      <style:table-cell-properties fo:background-color="#0099ff" fo:wrap-option="wrap" style:vertical-align="top"/>
      <style:text-properties style:font-name="Arial2" style:font-name-asian="Arial2" style:font-name-complex="Arial2"/>
    </style:style>
    <style:style style:name="ce98" style:family="table-cell" style:parent-style-name="Default" style:data-style-name="N0">
      <style:table-cell-properties fo:background-color="#e6e6e6" fo:wrap-option="wrap" style:vertical-align="top"/>
      <style:text-properties style:font-name="Arial2" style:font-name-asian="Arial2" style:font-name-complex="Arial2"/>
    </style:style>
    <style:style style:name="ce99" style:family="table-cell" style:parent-style-name="Default" style:data-style-name="N0">
      <style:table-cell-properties fo:background-color="#e6e6e6" style:vertical-align="top"/>
    </style:style>
    <style:style style:name="ce100" style:family="table-cell" style:parent-style-name="Default" style:data-style-name="N0">
      <style:table-cell-properties fo:background-color="#9966cc" style:vertical-align="top"/>
    </style:style>
    <style:style style:name="ce101" style:family="table-cell" style:parent-style-name="Default" style:data-style-name="N0">
      <style:table-cell-properties fo:background-color="#ccccff" style:vertical-align="top"/>
    </style:style>
    <style:style style:name="ce102" style:family="table-cell" style:parent-style-name="Default" style:data-style-name="N0">
      <style:table-cell-properties fo:background-color="#ccccff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ackground-color="#ffcc99" style:vertical-align="top"/>
    </style:style>
    <style:style style:name="ce104" style:family="table-cell" style:parent-style-name="Default" style:data-style-name="N0">
      <style:table-cell-properties fo:background-color="#83caff"/>
      <style:text-properties fo:color="#ff0000"/>
    </style:style>
    <style:style style:name="ce105" style:family="table-cell" style:parent-style-name="Excel_20_Built-in_20_Normal_20_1" style:data-style-name="N10000">
      <style:table-cell-properties fo:background-color="#ffffcc" style:vertical-align="automatic"/>
      <style:text-properties style:font-name="Arial1" style:font-name-asian="Arial1" style:font-name-complex="Arial1"/>
    </style:style>
    <style:style style:name="ce106" style:family="table-cell" style:parent-style-name="Excel_20_Built-in_20_Normal_20_1" style:data-style-name="N10000">
      <style:table-cell-properties fo:background-color="#ffffcc" style:vertical-align="top"/>
      <style:text-properties style:font-name="Arial11" style:font-name-asian="Arial11" style:font-name-complex="Arial11"/>
    </style:style>
    <style:style style:name="ce107" style:family="table-cell" style:parent-style-name="Excel_20_Built-in_20_Normal_20_1" style:data-style-name="N10000">
      <style:table-cell-properties fo:background-color="#ffffcc" fo:wrap-option="wrap" style:vertical-align="top"/>
      <style:text-properties style:font-name="Arial11" style:font-name-asian="Arial11" style:font-name-complex="Arial11"/>
    </style:style>
    <style:style style:name="ce108" style:family="table-cell" style:parent-style-name="Excel_20_Built-in_20_Normal_20_1" style:data-style-name="N10000">
      <style:table-cell-properties fo:background-color="#ffffcc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09" style:family="table-cell" style:parent-style-name="Excel_20_Built-in_20_Normal" style:data-style-name="N10000">
      <style:table-cell-properties fo:background-color="#ffffcc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10" style:family="table-cell" style:parent-style-name="Excel_20_Built-in_20_Normal" style:data-style-name="N10000">
      <style:table-cell-properties fo:background-color="#ffffcc" style:text-align-source="fix" style:repeat-content="false" style:vertical-align="automatic"/>
      <style:paragraph-properties fo:text-align="justify"/>
      <style:text-properties style:font-name="Calibri" style:font-name-asian="Calibri" style:font-name-complex="Calibri"/>
    </style:style>
    <style:style style:name="ce111" style:family="table-cell" style:parent-style-name="Excel_20_Built-in_20_Normal_20_1" style:data-style-name="N10000">
      <style:table-cell-properties fo:background-color="#99ccff" fo:wrap-option="wrap" style:vertical-align="top"/>
      <style:text-properties style:font-name="Arial11" style:font-name-asian="Arial11" style:font-name-complex="Arial11"/>
    </style:style>
    <style:style style:name="ce112" style:family="table-cell" style:parent-style-name="Default" style:data-style-name="N0">
      <style:table-cell-properties fo:background-color="transparent"/>
      <style:text-properties fo:color="#ff0000"/>
    </style:style>
    <style:style style:name="ce113" style:family="table-cell" style:parent-style-name="Default" style:data-style-name="N0">
      <style:table-cell-properties fo:background-color="#b3b3b3"/>
    </style:style>
    <style:style style:name="ce114" style:family="table-cell" style:parent-style-name="Default" style:data-style-name="N0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7"/>
        <table:table-column table:style-name="co6" table:default-cell-style-name="ce68"/>
        <table:table-column table:style-name="co7" table:default-cell-style-name="ce66"/>
        <table:table-column table:style-name="co1" table:default-cell-style-name="ce66"/>
        <table:table-column table:style-name="co8" table:default-cell-style-name="ce66"/>
        <table:table-column table:style-name="co10" table:default-cell-style-name="ce68"/>
        <table:table-column table:style-name="co1" table:number-columns-repeated="1013" table:default-cell-style-name="ce1"/>
        <table:table-column table:style-name="co9" table:default-cell-style-name="ce1"/>
        <table:table-row table:style-name="ro2">
          <table:table-cell table:style-name="ce2" table:number-columns-repeated="6"/>
          <table:table-cell table:style-name="ce2" office:value-type="string">
            <text:p>Is Identified</text:p>
          </table:table-cell>
          <table:table-cell table:style-name="ce2" office:value-type="string">
            <text:p>Is Automated</text:p>
          </table:table-cell>
          <table:table-cell table:style-name="ce2" office:value-type="string">
            <text:p>TestCaseId</text:p>
          </table:table-cell>
          <table:table-cell table:style-name="ce2" office:value-type="string">
            <text:p>Comment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>
            <text:p>Login Page</text:p>
          </table:table-cell>
          <table:table-cell table:style-name="ce3" table:number-columns-repeated="5"/>
          <table:table-cell table:style-name="ce69" office:value-type="string">
            <text:p>Yes</text:p>
          </table:table-cell>
          <table:table-cell table:style-name="ce69" office:value-type="string">
            <text:p>Yes</text:p>
          </table:table-cell>
          <table:table-cell table:style-name="ce76" office:value-type="string">
            <text:p>MAV0001_viewLoginPage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>
            <text:p>Home Page</text:p>
          </table:table-cell>
          <table:table-cell table:style-name="ce5" table:number-columns-repeated="2"/>
          <table:table-cell table:style-name="ce18" table:number-columns-repeated="2"/>
          <table:table-cell table:style-name="ce70" office:value-type="string">
            <text:p>Yes</text:p>
          </table:table-cell>
          <table:table-cell table:style-name="ce70" office:value-type="string">
            <text:p>Yes</text:p>
          </table:table-cell>
          <table:table-cell table:style-name="ce77" office:value-type="string">
            <text:p>MAV0002_viewHomePag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>
            <text:p>(Social Panel)</text:p>
          </table:table-cell>
          <table:table-cell table:style-name="ce6" table:number-columns-repeated="2"/>
          <table:table-cell table:style-name="ce4" table:number-columns-repeated="4"/>
          <table:table-cell table:number-columns-repeated="1015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Messages</text:p>
          </table:table-cell>
          <table:table-cell table:style-name="ce46" office:value-type="string">
            <text:p>Detail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0_viewSocialPanelMessag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Send Message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1_viewSocialPanelShowSentMessag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Receive Message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2_viewSocialPanelShowReceivedMessag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Hide Boardcas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3_viewSocialPanelHideBroadCa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Show all messag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4_viewSocialPanelShowAllMessages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Calender</text:p>
          </table:table-cell>
          <table:table-cell table:style-name="ce47" office:value-type="string">
            <text:p>Detail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7_viewSocialPanelCalender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Surveys</text:p>
          </table:table-cell>
          <table:table-cell table:style-name="ce47" office:value-type="string">
            <text:p>Detail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8_viewSocialPanelSurvey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Show all survey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59_viewSocialPanelSurveyShowAll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47" office:value-type="string">
            <text:p>Hide completely survey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60_viewSocialPanelHideCompleted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About me</text:p>
          </table:table-cell>
          <table:table-cell table:style-name="ce46" office:value-type="string">
            <text:p>Detail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MAV0161_viewSocialPanelAboutM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7" office:value-type="string">
            <text:p>Switch Plan</text:p>
          </table:table-cell>
          <table:table-cell table:style-name="ce7"/>
          <table:table-cell table:style-name="ce19" table:number-columns-repeated="2"/>
          <table:table-cell table:style-name="ce71" office:value-type="string">
            <text:p>Yes</text:p>
          </table:table-cell>
          <table:table-cell table:style-name="ce71" office:value-type="string">
            <text:p>Yes</text:p>
          </table:table-cell>
          <table:table-cell table:style-name="ce71" office:value-type="string">
            <text:p>MAV0120_viewSelectedPla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>
            <text:p>Sign Out</text:p>
          </table:table-cell>
          <table:table-cell table:style-name="ce8"/>
          <table:table-cell table:style-name="ce20" table:number-columns-repeated="2"/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MAV0003_SignoutOnHomePag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office:value-type="string">
            <text:p>Channel Administration</text:p>
          </table:table-cell>
          <table:table-cell table:style-name="ce9" office:value-type="string">
            <text:p>Admin Page</text:p>
          </table:table-cell>
          <table:table-cell table:style-name="ce21" table:number-columns-repeated="2"/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78" office:value-type="string">
            <text:p>MAV0004_viewAdminHom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>
            <text:p>Information Sharing Model</text:p>
          </table:table-cell>
          <table:table-cell table:style-name="ce3" office:value-type="string">
            <text:p>Plan Page</text:p>
          </table:table-cell>
          <table:table-cell table:style-name="ce22" table:number-columns-repeated="2"/>
          <table:table-cell table:style-name="ce69" office:value-type="string">
            <text:p>Yes</text:p>
          </table:table-cell>
          <table:table-cell table:style-name="ce69" office:value-type="string">
            <text:p>Yes</text:p>
          </table:table-cell>
          <table:table-cell table:style-name="ce76" office:value-type="string">
            <text:p>MAV0006_redirectToPlanPag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Show--&gt;Hide Planner</text:p>
          </table:table-cell>
          <table:table-cell table:style-name="ce48" office:value-type="string">
            <text:p>Hide Planner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79" office:value-type="string">
            <text:p>MAV0008_hidePlannerInfo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4" office:value-type="string">
            <text:p>Show--&gt;About Plan</text:p>
          </table:table-cell>
          <table:table-cell table:style-name="ce49" table:number-columns-repeated="4"/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Detail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09_viewAboutPlan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Event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0_viewAllEvent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Seceracy Classifica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1_viewAllSecrecyclassification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Organization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2_viewAllOrganization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Segment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3_viewAllSegmentsForm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"/>
          <table:table-cell table:style-name="ce49" office:value-type="string">
            <text:p>Procedure Map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4_viewProcedureMapForm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/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80" office:value-type="string">
            <text:p>MAV0015_viewProcedureMapInfo</text:p>
          </table:table-cell>
          <table:table-cell table:style-name="ce112" office:value-type="string">
            <text:p>Invalid</text:p>
          </table:table-cell>
          <table:table-cell table:style-name="ce113" table:number-columns-repeated="1014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Who's Who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6_viewAllWho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Issu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7_viewAllIssue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Bibliography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8_viewAllBibliographyForm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Index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9_viewAllIndex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Type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129_viewAllTypesForms</text:p>
          </table:table-cell>
          <table:table-cell/>
          <table:table-cell table:style-name="ce68" table:number-columns-repeated="1014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ll Tag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0_viewAllTag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Evalua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1_viewAllEvaluation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Participa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2_viewAllParticipation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Version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3_viewAllVersion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Ac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4_viewAboutPlanActionList</text:p>
          </table:table-cell>
          <table:table-cell/>
          <table:table-cell table:style-name="ce114" table:number-columns-repeated="1014"/>
        </table:table-row>
        <table:table-row table:style-name="ro2">
          <table:table-cell table:number-columns-repeated="4"/>
          <table:table-cell table:style-name="ce4"/>
          <table:table-cell table:style-name="ce49" office:value-type="string">
            <text:p>Don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80" office:value-type="string">
            <text:p>MAV0025_closeAboutPlan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5" office:value-type="string">
            <text:p>About Plan Segment</text:p>
          </table:table-cell>
          <table:table-cell table:style-name="ce50" office:value-type="string">
            <text:p>Actual Segment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1" office:value-type="string">
            <text:p>MAV0026_viewAboutPlanSegment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Details view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MAV0027_viewDetailsForm</text:p>
          </table:table-cell>
          <table:table-cell/>
          <table:table-cell table:style-name="ce68" table:number-columns-repeated="1014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Goal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28_viewGoal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Organization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29_viewOrganization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Map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30_viewMap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Task Mover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31_viewTaskMovers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Action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MAV0032_viewAboutPlanSegmentActionLis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1" office:value-type="string">
            <text:p>Done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33_closeAboutPlanSegment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6" office:value-type="string">
            <text:p>Show--&gt;Surveys</text:p>
          </table:table-cell>
          <table:table-cell table:style-name="ce52"/>
          <table:table-cell table:style-name="ce52" office:value-type="string">
            <text:p>Yes</text:p>
          </table:table-cell>
          <table:table-cell table:style-name="ce52" office:value-type="string">
            <text:p>Yes</text:p>
          </table:table-cell>
          <table:table-cell table:style-name="ce83" office:value-type="string">
            <text:p>MAV0034_viewSurveryWindow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2" office:value-type="string">
            <text:p>Done</text:p>
          </table:table-cell>
          <table:table-cell table:style-name="ce52" office:value-type="string">
            <text:p>Yes</text:p>
          </table:table-cell>
          <table:table-cell table:style-name="ce52" office:value-type="string">
            <text:p>Yes</text:p>
          </table:table-cell>
          <table:table-cell table:style-name="ce83" office:value-type="string">
            <text:p>MAV0035_closeSurveys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8" office:value-type="string">
            <text:p>Show--&gt;IS procedure map</text:p>
          </table:table-cell>
          <table:table-cell table:style-name="ce53"/>
          <table:table-cell table:style-name="ce53" office:value-type="string">
            <text:p>Yes</text:p>
          </table:table-cell>
          <table:table-cell table:style-name="ce53" office:value-type="string">
            <text:p>No</text:p>
          </table:table-cell>
          <table:table-cell table:style-name="ce84" office:value-type="string">
            <text:p>MAV0038_procedureReport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3"/>
          <table:table-cell table:style-name="ce53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85" office:value-type="string">
            <text:p>MAV0047_viewAllProcedures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3"/>
          <table:table-cell table:style-name="ce53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85" office:value-type="string">
            <text:p>MAV0048_verifyAllProcedures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3"/>
          <table:table-cell table:style-name="ce53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85" office:value-type="string">
            <text:p>MAV0049_verifyShowReport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3"/>
          <table:table-cell table:style-name="ce53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85" office:value-type="string">
            <text:p>MAV0050_verifyShowMap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9" office:value-type="string">
            <text:p>Show--&gt;All Segments</text:p>
          </table:table-cell>
          <table:table-cell table:style-name="ce54" office:value-type="string">
            <text:p>All Segment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2_allSegments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4"/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7_viewAllSegments</text:p>
          </table:table-cell>
          <table:table-cell table:style-name="ce54" office:value-type="string">
            <text:p>User can navigate from about plan segment to all segment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Detail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3_viewDetails</text:p>
          </table:table-cell>
          <table:table-cell table:style-name="ce54" office:value-type="string">
            <text:p>User can navigate from about plan segment to detail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All Event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4_viewAllEvents</text:p>
          </table:table-cell>
          <table:table-cell table:style-name="ce54" office:value-type="string">
            <text:p>User can navigate from about plan segment to all event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Seceray Classification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5_viewSecrecyClassification</text:p>
          </table:table-cell>
          <table:table-cell table:style-name="ce54" office:value-type="string">
            <text:p>User can navigate from about plan segment to Secrecy Classificat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All Organization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6_viewAllOrganization</text:p>
          </table:table-cell>
          <table:table-cell table:style-name="ce54" office:value-type="string">
            <text:p>User can navigate from about plan segment to All Organizat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Who's Who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8_viewWhoswho</text:p>
          </table:table-cell>
          <table:table-cell table:style-name="ce54" office:value-type="string">
            <text:p>User can navigate from about plan segment to who's who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All Issue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59_viewAllissues</text:p>
          </table:table-cell>
          <table:table-cell table:style-name="ce54" office:value-type="string">
            <text:p>User can navigate from about plan segment to All issue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Bibliography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0_viewBibliography</text:p>
          </table:table-cell>
          <table:table-cell table:style-name="ce54" office:value-type="string">
            <text:p>User can navigate from about plan segment to Bibliography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Index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1_viewIndex</text:p>
          </table:table-cell>
          <table:table-cell table:style-name="ce54" office:value-type="string">
            <text:p>User can navigate from about plan segment to Index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All Tag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2_viewAlltags</text:p>
          </table:table-cell>
          <table:table-cell table:style-name="ce54" office:value-type="string">
            <text:p>User can navigate from about plan segment to All tag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Evaluation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3_viewEvaluation</text:p>
          </table:table-cell>
          <table:table-cell table:style-name="ce54" office:value-type="string">
            <text:p>User can navigate from about plan segment to Evaluat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Participation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4_viewParticipations</text:p>
          </table:table-cell>
          <table:table-cell table:style-name="ce54" office:value-type="string">
            <text:p>User can navigate from about plan segment to Participat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Version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86" office:value-type="string">
            <text:p>MAV0065_viewVersions</text:p>
          </table:table-cell>
          <table:table-cell table:style-name="ce54" office:value-type="string">
            <text:p>User can navigate from about plan segment to Vers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Action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MAV0066_viewAllSegmentsActionList</text:p>
          </table:table-cell>
          <table:table-cell table:style-name="ce54" office:value-type="string">
            <text:p>User can navigate from about plan segment to Action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4" office:value-type="string">
            <text:p>Done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Yes</text:p>
          </table:table-cell>
          <table:table-cell table:style-name="ce54" office:value-type="string">
            <text:p>MAV0067_closeSeg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5" office:value-type="string">
            <text:p>Show--&gt;All Issues</text:p>
          </table:table-cell>
          <table:table-cell table:style-name="ce51" office:value-type="string">
            <text:p>Show all issue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82" office:value-type="string">
            <text:p>MAV0068_allIssues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1" office:value-type="string">
            <text:p>Done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MAV0069_closeIssu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0" office:value-type="string">
            <text:p>Show--&gt;Index</text:p>
          </table:table-cell>
          <table:table-cell table:style-name="ce55"/>
          <table:table-cell table:style-name="ce70" office:value-type="string">
            <text:p>Yes</text:p>
          </table:table-cell>
          <table:table-cell table:style-name="ce70" office:value-type="string">
            <text:p>Yes</text:p>
          </table:table-cell>
          <table:table-cell table:style-name="ce87" office:value-type="string">
            <text:p>MAV0070_allIndex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5" office:value-type="string">
            <text:p>Done</text:p>
          </table:table-cell>
          <table:table-cell table:style-name="ce70" office:value-type="string">
            <text:p>Yes</text:p>
          </table:table-cell>
          <table:table-cell table:style-name="ce70" office:value-type="string">
            <text:p>Yes</text:p>
          </table:table-cell>
          <table:table-cell table:style-name="ce70" office:value-type="string">
            <text:p>MAV0071_closeIndex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31" office:value-type="string">
            <text:p>Show--&gt;Assignments&amp;Commitments</text:p>
          </table:table-cell>
          <table:table-cell table:style-name="ce56"/>
          <table:table-cell table:style-name="ce56" office:value-type="string">
            <text:p>Yes</text:p>
          </table:table-cell>
          <table:table-cell table:style-name="ce56" office:value-type="string">
            <text:p>No</text:p>
          </table:table-cell>
          <table:table-cell table:style-name="ce56"/>
          <table:table-cell table:number-columns-repeated="1015"/>
        </table:table-row>
        <table:table-row table:style-name="ro2">
          <table:table-cell table:number-columns-repeated="4"/>
          <table:table-cell table:style-name="ce32" office:value-type="string">
            <text:p>Show--&gt;Requirements</text:p>
          </table:table-cell>
          <table:table-cell table:style-name="ce57"/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57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style-name="ce57" office:value-type="string">
            <text:p>Defination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57"/>
          <table:table-cell table:number-columns-repeated="1015"/>
        </table:table-row>
        <table:table-row table:style-name="ro2">
          <table:table-cell table:number-columns-repeated="4"/>
          <table:table-cell table:style-name="Default"/>
          <table:table-cell table:style-name="ce57" office:value-type="string">
            <text:p>Network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57"/>
          <table:table-cell table:number-columns-repeated="1015"/>
        </table:table-row>
        <table:table-row table:style-name="ro2">
          <table:table-cell table:number-columns-repeated="4"/>
          <table:table-cell table:style-name="ce33" office:value-type="string">
            <text:p>Show--&gt;Help</text:p>
          </table:table-cell>
          <table:table-cell table:style-name="ce58"/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88" office:value-type="string">
            <text:p>MAV0072_allHelp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8" office:value-type="string">
            <text:p>Next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No</text:p>
          </table:table-cell>
          <table:table-cell table:style-name="ce88" office:value-type="string">
            <text:p>MAV0073_viewNextPag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8" office:value-type="string">
            <text:p>Send Feedback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No</text:p>
          </table:table-cell>
          <table:table-cell table:style-name="ce88" office:value-type="string">
            <text:p>MAV0074_viewFeedback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Action</text:p>
          </table:table-cell>
          <table:table-cell table:style-name="ce59" office:value-type="string">
            <text:p>Undo add new Issu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75_undoAddNewIssueUnd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59" office:value-type="string">
            <text:p>Redo add new Issu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76_redoAddNewIssueUnd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59" office:value-type="string">
            <text:p>Send messag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77_sendMessageUnd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59" office:value-type="string">
            <text:p>Paste tas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78_pasteTaskUns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59" office:value-type="string">
            <text:p>Paste Attachment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79_pasteAttachmentUn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59" office:value-type="string">
            <text:p>Add new tas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89" office:value-type="string">
            <text:p>MAV0080_addNewTask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2" office:value-type="string">
            <text:p>Action--&gt;Add new Issue</text:p>
          </table:table-cell>
          <table:table-cell table:style-name="ce57" office:value-type="string">
            <text:p>Add new issue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Yes</text:p>
          </table:table-cell>
          <table:table-cell table:style-name="ce90" office:value-type="string">
            <text:p>MAV0081_hideDetail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5" office:value-type="string">
            <text:p>Task Panel--&gt;Show</text:p>
          </table:table-cell>
          <table:table-cell table:style-name="ce60" office:value-type="string">
            <text:p>Task Details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2_TaskDetail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Assignment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3_addAssignment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Close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2" office:value-type="string">
            <text:p>MAV0084_closeAssign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Failure Impact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5_FailureImpac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Close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6_closeFailureImpac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Dissemina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7_Dissimina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Close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1" office:value-type="string">
            <text:p>MAV0088_closeDissimina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5" office:value-type="string">
            <text:p>Task Panel--&gt;Action</text:p>
          </table:table-cell>
          <table:table-cell table:style-name="ce60"/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MAV0089_taskAc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5" office:value-type="string">
            <text:p>Task Components</text:p>
          </table:table-cell>
          <table:table-cell table:style-name="ce60" office:value-type="string">
            <text:p>Simple Form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No</text:p>
          </table:table-cell>
          <table:table-cell table:style-name="ce93" office:value-type="string">
            <text:p>MAV0165_SimpleFormOfTask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Advance Form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No</text:p>
          </table:table-cell>
          <table:table-cell table:style-name="ce93" office:value-type="string">
            <text:p>MAV0166_AdvanceFormOfTask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Expand task summary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75_ExpandTaskSummar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Show or hide task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76_ShowOrHideTaskDetail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Tags details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77_TaskTagsDetail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Tags link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78_TaskTagsLink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0" office:value-type="string">
            <text:p>Task is &lt;Option i.e, Unspecified&gt;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5" office:value-type="string">
            <text:p>MAV0179_TaskIs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1" office:value-type="string">
            <text:p>Conceptual checkbox</text:p>
          </table:table-cell>
          <table:table-cell table:style-name="ce61" office:value-type="string">
            <text:p>Obstructed</text:p>
          </table:table-cell>
          <table:table-cell table:style-name="ce61" office:value-type="string">
            <text:p>Obstructed</text:p>
          </table:table-cell>
          <table:table-cell table:style-name="ce96" office:value-type="string">
            <text:p>MAV0180_TaskIsConceptual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Prohibited check box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1_TaskIsProhibited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Cause eve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2_CausesEvent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Usually completes after drop dow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3_UsuallyCompletesAfter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Repeats every drop dow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4_RepeatsEver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Responding link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5_RespondingLink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Event unnamed link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6_EventUnnamed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Ongoing or starts with check box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7_OngoingOrStartsWith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Can event end check box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8_EndEventUnnamed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Goal link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89_GoalsLink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Goal op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0_Goals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Goal option unchecked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1_GoalsOptionUnchecked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Task instruc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2_TaskInstruction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Task attach op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3_TaskAttachOption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6" office:value-type="string">
            <text:p>Task Issue</text:p>
          </table:table-cell>
          <table:table-cell table:style-name="ce60" office:value-type="string">
            <text:p>New issue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4_TaskNewIssu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Issue details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5_TaskIssueDetail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Issue Type op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6_TaskIssueType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Issue Severity op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7_TaskIssueSeverityOp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0" office:value-type="string">
            <text:p>Issue Attach option</text:p>
          </table:table-cell>
          <table:table-cell table:style-name="ce60" office:value-type="string">
            <text:p>Yes</text:p>
          </table:table-cell>
          <table:table-cell table:style-name="ce60" office:value-type="string">
            <text:p>Yes</text:p>
          </table:table-cell>
          <table:table-cell table:style-name="ce94" office:value-type="string">
            <text:p>MAV0198_TaskIssueAttachOption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7" office:value-type="string">
            <text:p>Action--&gt;Add new Issue</text:p>
          </table:table-cell>
          <table:table-cell table:style-name="ce62" office:value-type="string">
            <text:p>New issue</text:p>
          </table:table-cell>
          <table:table-cell table:style-name="ce74" office:value-type="string">
            <text:p>Yes</text:p>
          </table:table-cell>
          <table:table-cell table:style-name="ce74" office:value-type="string">
            <text:p>Yes</text:p>
          </table:table-cell>
          <table:table-cell table:style-name="ce97" office:value-type="string">
            <text:p>MAV0090_addNewIssu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/>
          <table:table-cell table:style-name="ce62" office:value-type="string">
            <text:p>Done</text:p>
          </table:table-cell>
          <table:table-cell table:style-name="ce74" office:value-type="string">
            <text:p>Yes</text:p>
          </table:table-cell>
          <table:table-cell table:style-name="ce74" office:value-type="string">
            <text:p>Yes</text:p>
          </table:table-cell>
          <table:table-cell table:style-name="ce97" office:value-type="string">
            <text:p>MAV0091_closeNewIssu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8" office:value-type="string">
            <text:p>Action--&gt;Add new Segment</text:p>
          </table:table-cell>
          <table:table-cell table:style-name="ce63" office:value-type="string">
            <text:p>New Segment</text:p>
          </table:table-cell>
          <table:table-cell table:style-name="ce63" office:value-type="string">
            <text:p>Yes</text:p>
          </table:table-cell>
          <table:table-cell table:style-name="ce63" office:value-type="string">
            <text:p>Yes</text:p>
          </table:table-cell>
          <table:table-cell table:style-name="ce98" office:value-type="string">
            <text:p>MAV0092_addNewSeg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3" office:value-type="string">
            <text:p>Done</text:p>
          </table:table-cell>
          <table:table-cell table:style-name="ce63" office:value-type="string">
            <text:p>Yes</text:p>
          </table:table-cell>
          <table:table-cell table:style-name="ce63" office:value-type="string">
            <text:p>Yes</text:p>
          </table:table-cell>
          <table:table-cell table:style-name="ce99" office:value-type="string">
            <text:p>MAV0093_closeNewSeg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2" office:value-type="string">
            <text:p>Show--&gt;About Plan Segment Window</text:p>
          </table:table-cell>
          <table:table-cell table:style-name="ce57" office:value-type="string">
            <text:p>Goals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MAV0094_goalUnderAboutPlanSeg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7" office:value-type="string">
            <text:p>Organizations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MAV0095_orgUnderAboutPlanSeg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7" office:value-type="string">
            <text:p>Map Details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90" office:value-type="string">
            <text:p>MAV0096_viewMapDetail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57" office:value-type="string">
            <text:p>Done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Yes</text:p>
          </table:table-cell>
          <table:table-cell table:style-name="ce90" office:value-type="string">
            <text:p>MAV0097_closeMapDetailsWind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9" office:value-type="string">
            <text:p>Action--&gt;Remove Segment</text:p>
          </table:table-cell>
          <table:table-cell table:style-name="ce64" office:value-type="string">
            <text:p>Alert-Ok</text:p>
          </table:table-cell>
          <table:table-cell table:style-name="ce64" office:value-type="string">
            <text:p>Yes</text:p>
          </table:table-cell>
          <table:table-cell table:style-name="ce64" office:value-type="string">
            <text:p>Yes</text:p>
          </table:table-cell>
          <table:table-cell table:style-name="ce100" office:value-type="string">
            <text:p>MAV0098_removeSegmentUnd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0" office:value-type="string">
            <text:p>Action--&gt;Move task to segment</text:p>
          </table:table-cell>
          <table:table-cell table:style-name="ce65"/>
          <table:table-cell table:style-name="ce65" office:value-type="string">
            <text:p>Yes</text:p>
          </table:table-cell>
          <table:table-cell table:style-name="ce65" office:value-type="string">
            <text:p>Yes</text:p>
          </table:table-cell>
          <table:table-cell table:style-name="ce101" office:value-type="string">
            <text:p>MAV0100_moveTaskUnderAc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65" office:value-type="string">
            <text:p>Done</text:p>
          </table:table-cell>
          <table:table-cell table:style-name="ce65" office:value-type="string">
            <text:p>Yes</text:p>
          </table:table-cell>
          <table:table-cell table:style-name="ce65" office:value-type="string">
            <text:p>Yes</text:p>
          </table:table-cell>
          <table:table-cell table:style-name="ce102" office:value-type="string">
            <text:p>MAV0101_closeTaskMover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1" office:value-type="string">
            <text:p>Show--&gt;Help</text:p>
          </table:table-cell>
          <table:table-cell table:style-name="ce66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03" office:value-type="string">
            <text:p>MAV0102_viewHelpFor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6" office:value-type="string">
            <text:p>Send Feedbac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03" office:value-type="string">
            <text:p>MAV0103_viewHelpFormWithFeedback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6" office:value-type="string">
            <text:p>NextForm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V0104_NextHelp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6" office:value-type="string">
            <text:p>&lt;GoBack</text:p>
          </table:table-cell>
          <table:table-cell table:number-columns-repeated="2" office:value-type="string">
            <text:p>Yes</text:p>
          </table:table-cell>
          <table:table-cell table:style-name="ce103" office:value-type="string">
            <text:p>MAV0105_goBack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66" office:value-type="string">
            <text:p>&gt;GoForward</text:p>
          </table:table-cell>
          <table:table-cell table:number-columns-repeated="2" office:value-type="string">
            <text:p>Yes</text:p>
          </table:table-cell>
          <table:table-cell table:style-name="ce103" office:value-type="string">
            <text:p>MAV0106_goForward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(Collaboration Panel)</text:p>
          </table:table-cell>
          <table:table-cell table:style-name="ce48" office:value-type="string">
            <text:p>Presenc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79" office:value-type="string">
            <text:p>MAV0107_viewPresenc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Presenc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79" office:value-type="string">
            <text:p>MAV0108_showAllUser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Presenc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09_hideInactiveUser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Activiti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0_viewActivitiesAllUser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Activiti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1_hideActiviti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Activiti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2_viewAllActiviti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3_viewReceivedMessag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4_hideReceivedMessag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5_showAllMessag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6_viewSentMessage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7_hideBroadcast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/>
          <table:table-cell table:style-name="ce48" office:value-type="string">
            <text:p>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04" office:value-type="string">
            <text:p>MAV0118_viewSentMessages</text:p>
          </table:table-cell>
          <table:table-cell table:style-name="ce104" office:value-type="string">
            <text:p>Invalid- Duplicat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/>
          <table:table-cell table:style-name="ce48"/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MAV0119_viewPla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4" office:value-type="string">
            <text:p>Add receive/Send Info</text:p>
          </table:table-cell>
          <table:table-cell table:style-name="ce49" office:value-type="string">
            <text:p>More--&gt;Show Detail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5" office:value-type="string">
            <text:p>MAV0121_showDetails</text:p>
          </table:table-cell>
          <table:table-cell table:style-name="ce49" office:value-type="string">
            <text:p>More Replaced with Action and Show menu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More--&gt;Show Element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5" office:value-type="string">
            <text:p>MAV0122_viewElementsOfInforma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Don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MAV0123_closeElementsOfInforma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More--&gt;SendMessag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MAV0124_sendMessag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More--&gt;Copy Flow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MAV0125_viewCopyFlow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More--&gt;Copy Need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6" office:value-type="string">
            <text:p>MAV0126_copyNeed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More--&gt;Add New Issu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6" office:value-type="string">
            <text:p>MAV0127_addNewIssu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More--&gt;Remove Info Need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7" office:value-type="string">
            <text:p>MAV0128_removeInfoNeed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Action--&gt;Remove Sharing Capabilities</text:p>
          </table:table-cell>
          <table:table-cell table:style-name="ce49" table:number-columns-repeated="2"/>
          <table:table-cell table:style-name="ce107"/>
          <table:table-cell table:number-columns-repeated="1015"/>
        </table:table-row>
        <table:table-row table:style-name="ro5">
          <table:table-cell table:number-columns-repeated="4"/>
          <table:table-cell table:style-name="ce42" office:value-type="string">
            <text:p>Add receive/Send Info Components</text:p>
          </table:table-cell>
          <table:table-cell table:style-name="ce49" office:value-type="string">
            <text:p>Simple Form of Receive Info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08" office:value-type="string">
            <text:p>MAV0167_SimpleFormOfReceiveInfo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vance Form of Receive Info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08" office:value-type="string">
            <text:p>MAV0168_AdvanceFormOfReceivenfo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Simple Form of Send Info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08" office:value-type="string">
            <text:p>MAV0169_SimpleFormOfSendInfo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vance Form of Send Info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08" office:value-type="string">
            <text:p>MAV0170_AdvanceFormOfSendInfo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Receive Panel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171_ReceivePanel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Send Panel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172_SendPanel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Receiv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173_AddInfoReceiv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Send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174_AddInfoSend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Receive Send Informa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199_AddInfoReceiveSendInformation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Receive Send Tag Link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200_AddInfoReceiveSendTagLink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Receive Send Intent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201_AddInfoReceiveSendIntent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9" office:value-type="string">
            <text:p>Add Info Receive Send Elements Link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09" office:value-type="string">
            <text:p>MAV0202_AddInfoReceiveSendElementsLink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style-name="ce34"/>
          <table:table-cell table:style-name="ce49" office:value-type="string">
            <text:p>Notification Op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10" office:value-type="string">
            <text:p>MAV0203_NotificationOption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style-name="ce34"/>
          <table:table-cell table:style-name="ce49" office:value-type="string">
            <text:p>Reply that option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Yes</text:p>
          </table:table-cell>
          <table:table-cell table:style-name="ce110" office:value-type="string">
            <text:p>MAV0204_ReplyThatOption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Can bypass intermediat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10"/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Receipt confirmation requested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10"/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Impact of Failing--&gt;By passing of Intermediate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10"/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9" office:value-type="string">
            <text:p>Impact of Failing--&gt;Assume alternate flow all fails.</text:p>
          </table:table-cell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110"/>
          <table:table-cell table:number-columns-repeated="1015"/>
        </table:table-row>
        <table:table-row table:style-name="ro3">
          <table:table-cell table:number-columns-repeated="4"/>
          <table:table-cell table:style-name="ce23" office:value-type="string">
            <text:p>Phase Panel</text:p>
          </table:table-cell>
          <table:table-cell table:style-name="ce48" office:value-type="string">
            <text:p>Detail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0_viewDetailsOfPhas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1_viewIssueOfPhase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23" office:value-type="string">
            <text:p>Agent Panel (type vs actual)</text:p>
          </table:table-cell>
          <table:table-cell table:style-name="ce48"/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2_viewAgent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Detail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3_viewAgentDetail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Network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4_viewNetworkOfAgent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5_viewIssueOfAg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Event Panel</text:p>
          </table:table-cell>
          <table:table-cell table:style-name="ce48"/>
          <table:table-cell table:style-name="ce75" table:number-columns-repeated="2"/>
          <table:table-cell table:style-name="ce111"/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Detail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6_viewDetailsOfEvent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67" office:value-type="string">
            <text:p>Map panel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7_viewMapPanel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8_viewIssueOfEvent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43" office:value-type="string">
            <text:p>Organization Panel (type vs actual)</text:p>
          </table:table-cell>
          <table:table-cell table:style-name="ce48" office:value-type="string">
            <text:p>Details view--&gt;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39_viewOrgDetail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<text:s text:c="27"/>Jobs tab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40_viewJob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<text:s text:c="27"/>Chart tab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41_viewChart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<text:s text:c="27"/>Agreements tab--&gt;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42_viewAgreement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8" office:value-type="string">
            <text:p><text:s text:c="40"/>Commitments (from "+more")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No</text:p>
          </table:table-cell>
          <table:table-cell table:style-name="ce111"/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Network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44_viewNetworkOfOrganization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Map panel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No</text:p>
          </table:table-cell>
          <table:table-cell table:style-name="ce111" office:value-type="string">
            <text:p>MAV0145_viewMapOfOrganizations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111" office:value-type="string">
            <text:p>MAV0146_viewIssueOfOrganization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Place Panel (type vs actual)</text:p>
          </table:table-cell>
          <table:table-cell table:style-name="ce48" office:value-type="string">
            <text:p>Detail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MAV0147_viewDetailsOfPlac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8" office:value-type="string">
            <text:p>Map panel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MAV0148_viewMapOfPlac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MAV0149_viewIssueOfPlac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3" office:value-type="string">
            <text:p>Role Panel</text:p>
          </table:table-cell>
          <table:table-cell table:style-name="ce48" office:value-type="string">
            <text:p>Detail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MAV0150_viewDetailsOfRol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8" office:value-type="string">
            <text:p>Network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MAV0151_viewNetworkOfRole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4"/>
          <table:table-cell table:style-name="ce48" office:value-type="string">
            <text:p>Issues view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MAV0152_viewIssueOfRol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1" office:value-type="string">
            <text:p>Assignments and commitments</text:p>
          </table:table-cell>
          <table:table-cell/>
          <table:table-cell table:style-name="ce34" table:number-columns-repeated="2"/>
          <table:table-cell table:style-name="ce68" table:number-columns-repeated="3"/>
          <table:table-cell table:number-columns-repeated="1015"/>
        </table:table-row>
        <table:table-row table:style-name="ro8">
          <table:table-cell table:number-columns-repeated="2"/>
          <table:table-cell table:style-name="ce12"/>
          <table:table-cell table:style-name="ce15" office:value-type="string">
            <text:p>All procedures in Automation Test Plan</text:p>
          </table:table-cell>
          <table:table-cell table:style-name="ce44" office:value-type="string">
            <text:p>Report view (opens on "go")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/>
          <table:table-cell table:style-name="ce68"/>
          <table:table-cell table:number-columns-repeated="1015"/>
        </table:table-row>
        <table:table-row table:style-name="ro2">
          <table:table-cell table:number-columns-repeated="3"/>
          <table:table-cell table:style-name="ce16"/>
          <table:table-cell table:style-name="ce24" office:value-type="string">
            <text:p>Map view (opens on "go")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68"/>
          <table:table-cell table:number-columns-repeated="1015"/>
        </table:table-row>
        <table:table-row table:style-name="ro9">
          <table:table-cell table:number-columns-repeated="2"/>
          <table:table-cell table:style-name="ce13" office:value-type="string">
            <text:p>Information sharing guidelines for all participants</text:p>
          </table:table-cell>
          <table:table-cell/>
          <table:table-cell table:style-name="ce34" table:number-columns-repeated="2"/>
          <table:table-cell table:style-name="ce68"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17" office:value-type="string">
            <text:p>Other planner</text:p>
          </table:table-cell>
          <table:table-cell table:style-name="ce45"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8"/>
          <table:table-cell table:number-columns-repeated="1015"/>
        </table:table-row>
        <table:table-row table:style-name="ro7">
          <table:table-cell table:number-columns-repeated="3"/>
          <table:table-cell table:style-name="ce13" office:value-type="string">
            <text:p>Other plans</text:p>
          </table:table-cell>
          <table:table-cell table:style-name="ce45"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8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Error Page</text:p>
          </table:table-cell>
          <table:table-cell/>
          <table:table-cell table:style-name="ce34" table:number-columns-repeated="2"/>
          <table:table-cell table:style-name="ce68" office:value-type="string">
            <text:p>No</text:p>
          </table:table-cell>
          <table:table-cell table:style-name="ce68" office:value-type="string">
            <text:p>No</text:p>
          </table:table-cell>
          <table:table-cell table:style-name="ce68"/>
          <table:table-cell office:value-type="string">
            <text:p>Not found.Build upgraded on <text:s/>21st Build</text:p>
          </table:table-cell>
          <table:table-cell table:number-columns-repeated="1014"/>
        </table:table-row>
        <table:table-row table:style-name="ro2" table:number-rows-repeated="42">
          <table:table-cell table:number-columns-repeated="4"/>
          <table:table-cell table:style-name="ce34" table:number-columns-repeated="4"/>
          <table:table-cell table:style-name="ce68"/>
          <table:table-cell table:number-columns-repeated="1015"/>
        </table:table-row>
        <table:table-row table:style-name="ro2" table:number-rows-repeated="35">
          <table:table-cell table:number-columns-repeated="4"/>
          <table:table-cell table:style-name="ce34" table:number-columns-repeated="2"/>
          <table:table-cell table:style-name="ce68" table:number-columns-repeated="3"/>
          <table:table-cell table:number-columns-repeated="1015"/>
        </table:table-row>
        <table:table-row table:style-name="ro2" table:number-rows-repeated="159">
          <table:table-cell table:number-columns-repeated="4"/>
          <table:table-cell table:style-name="ce4" table:number-columns-repeated="2"/>
          <table:table-cell table:style-name="ce68" table:number-columns-repeated="3"/>
          <table:table-cell table:number-columns-repeated="1015"/>
        </table:table-row>
        <table:table-row table:style-name="ro2" table:number-rows-repeated="305">
          <table:table-cell table:number-columns-repeated="6"/>
          <table:table-cell table:style-name="ce68" table:number-columns-repeated="3"/>
          <table:table-cell table:number-columns-repeated="1015"/>
        </table:table-row>
        <table:table-row table:style-name="ro2" table:number-rows-repeated="647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9" table:number-columns-repeated="1023" table:default-cell-style-name="ce1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9" table:number-columns-repeated="1023" table:default-cell-style-name="ce1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000" number:language="en" number:country="IN">
      <number:number number:min-integer-digits="1"/>
    </number:number-style>
    <number:currency-style style:name="N116">
      <number:currency-symbol>$</number:currency-symbol>
      <number:number number:decimal-places="2" number:min-integer-digits="1" number:grouping="true"/>
    </number:currency-style>
    <number:date-style style:name="N117">
      <number:month number:style="long"/>
      <number:text>-</number:text>
      <number:day number:style="long"/>
      <number:text>-</number:text>
      <number:year number:style="long"/>
    </number:date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2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Quamar Siddiqui</meta:initial-creator>
    <meta:creation-date>2011-04-26T12:08:06Z</meta:creation-date>
    <dc:date>2011-10-17T12:12:22.55</dc:date>
    <meta:editing-cycles>175</meta:editing-cycles>
    <meta:editing-duration>PT21H48M34S</meta:editing-duration>
    <meta:document-statistic meta:table-count="3" meta:cell-count="843" meta:object-count="0"/>
  </office:meta>
</office:document-meta>
</file>